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38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3">
            <text:p>-2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Quantum Cost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Quantum Cost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Quantum Cost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Quantum Cost Improvement</text:p>
          </table:table-cell>
          <table:table-cell office:value-type="float" office:value="-28">
            <text:p>-28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Quantum Cost Improvement</text:p>
          </table:table-cell>
          <table:table-cell office:value-type="float" office:value="-47">
            <text:p>-47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rd32_273/o/rd32_273.o.12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C2040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0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07:38</dc:date>
    <dc:creator>Rio Lowry</dc:creator>
    <meta:generator>LibreOffice/3.4$Unix LibreOffice_project/340m1$Build-502</meta:generator>
    <meta:editing-duration>PT14M32S</meta:editing-duration>
    <meta:editing-cycles>1</meta:editing-cycles>
    <meta:document-statistic meta:table-count="1" meta:cell-count="6120" meta:object-count="0"/>
  </office:meta>
</office:document-meta>
</file>